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6/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1/Pictures/2000000E000000DF000000DFF00D22E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55/styles.xml" manifest:media-type="text/xml"/>
  <manifest:file-entry manifest:full-path="Object 55/meta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styles.xml" manifest:media-type="text/xml"/>
  <manifest:file-entry manifest:full-path="Object 57/meta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77/content.xml" manifest:media-type="text/xml"/>
  <manifest:file-entry manifest:full-path="Object 77/styles.xml" manifest:media-type="text/xml"/>
  <manifest:file-entry manifest:full-path="Object 77/meta.xml" manifest:media-type="text/xml"/>
  <manifest:file-entry manifest:full-path="Object 77/" manifest:media-type="application/vnd.oasis.opendocument.chart"/>
  <manifest:file-entry manifest:full-path="Object 78/content.xml" manifest:media-type="text/xml"/>
  <manifest:file-entry manifest:full-path="Object 78/styles.xml" manifest:media-type="text/xml"/>
  <manifest:file-entry manifest:full-path="Object 78/meta.xml" manifest:media-type="text/xml"/>
  <manifest:file-entry manifest:full-path="Object 7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79/styles.xml" manifest:media-type="text/xml"/>
  <manifest:file-entry manifest:full-path="Object 79/content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54/styles.xml" manifest:media-type="text/xml"/>
  <manifest:file-entry manifest:full-path="Object 54/content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80/meta.xml" manifest:media-type="text/xml"/>
  <manifest:file-entry manifest:full-path="Object 80/content.xml" manifest:media-type="text/xml"/>
  <manifest:file-entry manifest:full-path="Object 80/styles.xml" manifest:media-type="text/xml"/>
  <manifest:file-entry manifest:full-path="Object 80/" manifest:media-type="application/vnd.oasis.opendocument.chart"/>
  <manifest:file-entry manifest:full-path="Object 81/content.xml" manifest:media-type="text/xml"/>
  <manifest:file-entry manifest:full-path="Object 81/meta.xml" manifest:media-type="text/xml"/>
  <manifest:file-entry manifest:full-path="Object 81/styles.xml" manifest:media-type="text/xml"/>
  <manifest:file-entry manifest:full-path="Object 81/" manifest:media-type="application/vnd.oasis.opendocument.chart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2/content.xml" manifest:media-type="text/xml"/>
  <manifest:file-entry manifest:full-path="Object 62/meta.xml" manifest:media-type="text/xml"/>
  <manifest:file-entry manifest:full-path="Object 62/styles.xml" manifest:media-type="text/xml"/>
  <manifest:file-entry manifest:full-path="Object 62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0/styles.xml" manifest:media-type="text/xml"/>
  <manifest:file-entry manifest:full-path="Object 50/content.xml" manifest:media-type="text/xml"/>
  <manifest:file-entry manifest:full-path="Object 50/meta.xml" manifest:media-type="text/xml"/>
  <manifest:file-entry manifest:full-path="Object 50/Pictures/2000000E000000DF000000DFF00D22EC.svm" manifest:media-type=""/>
  <manifest:file-entry manifest:full-path="Object 5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82/styles.xml" manifest:media-type="text/xml"/>
  <manifest:file-entry manifest:full-path="Object 82/content.xml" manifest:media-type="text/xml"/>
  <manifest:file-entry manifest:full-path="Object 82/meta.xml" manifest:media-type="text/xml"/>
  <manifest:file-entry manifest:full-path="Object 8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8.0004in" svg:y="8.1567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  <table:table-cell office:value-type="string">
            <text:p>(D) 10%/ E /90%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/>
          <table:table-cell office:value-type="string">
            <text:p>283 / 470 / 690</text:p>
          </table:table-cell>
          <table:table-cell table:number-columns-repeated="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/>
          <table:table-cell office:value-type="string">
            <text:p>257 / 464 / 710</text:p>
          </table:table-cell>
          <table:table-cell table:number-columns-repeated="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9:51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30T17:24:53</dc:date>
    <meta:editing-duration>P2DT5H10M28S</meta:editing-duration>
    <meta:editing-cycles>230</meta:editing-cycles>
    <meta:print-date>2013-10-16T17:09:16</meta:print-date>
    <meta:document-statistic meta:table-count="2" meta:cell-count="2162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3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3:'cc vs rs'.F88 'cc vs rs'.B82:'cc vs rs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2:'cc vs rs'.F97 'cc vs rs'.D91:'cc vs rs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2.895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82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1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7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1:'cc vs rs'.F56 'cc vs rs'.B50:'cc vs rs'.F50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1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L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4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L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3:'cc vs rs'.F88 'cc vs rs'.B82:'cc vs rs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5.581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60:'cc vs rs'.D65 'cc vs rs'.B59:'cc vs rs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6.942cm" svg:y="8.067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2:'cc vs rs'.F97 'cc vs rs'.D91:'cc vs rs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5.63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60:'cc vs rs'.D65 'cc vs rs'.B59:'cc vs rs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8.485cm" svg:y="7.915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8.595cm" svg:y="7.971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2.989cm" svg:y="7.92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1:'cc vs rs'.F97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2.893cm" svg:y="7.983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3:'cc vs rs'.E15 'cc vs rs'.B12:'cc vs rs'.E1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 xlink:href="Pictures/2000000E000000DF000000DFF00D22EC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3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5:'di vs rf'.F31 'di vs rf'.B24:'di vs rf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5:'di vs rf'.F31 'di vs rf'.B24:'di vs rf'.F24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932cm" svg:y="3.072cm" style:legend-expansion="high" chart:style-name="ch2"/>
        <chart:plot-area chart:style-name="ch3" table:cell-range-address="'di vs rf'.A190:'di vs rf'.F197" chart:data-source-has-labels="both" svg:x="1.423cm" svg:y="0.855cm" svg:width="8.929cm" svg:height="6.862cm">
          <chartooo:coordinate-region svg:x="1.912cm" svg:y="0.855cm" svg:width="8.2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4:'cc vs rs'.F79 'cc vs rs'.B73:'cc vs rs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3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